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67f7" officeooo:paragraph-rsid="000167f7" style:font-weight-asian="bold" style:font-weight-complex="bold"/>
    </style:style>
    <style:style style:name="P2" style:family="paragraph">
      <style:text-properties fo:font-size="12pt"/>
    </style:style>
    <style:style style:name="P3" style:family="paragraph">
      <loext:graphic-properties draw:fill-color="#21409a"/>
      <style:text-properties fo:font-size="12pt"/>
    </style:style>
    <style:style style:name="P4" style:family="paragraph">
      <loext:graphic-properties draw:fill-color="#ef413d"/>
    </style:style>
    <style:style style:name="P5" style:family="paragraph">
      <loext:graphic-properties draw:fill-color="#ccbe00"/>
    </style:style>
    <style:style style:name="P6" style:family="paragraph">
      <loext:graphic-properties draw:fill-color="#72bf44"/>
    </style:style>
    <style:style style:name="P7" style:family="paragraph">
      <style:paragraph-properties fo:text-align="center"/>
    </style:style>
    <style:style style:name="P8" style:family="paragraph">
      <loext:graphic-properties draw:fill-color="#59c5c7"/>
      <style:paragraph-properties fo:text-align="center"/>
    </style:style>
    <style:style style:name="P9" style:family="paragraph">
      <loext:graphic-properties draw:fill-color="#fedcc6"/>
    </style:style>
    <style:style style:name="P10" style:family="paragraph">
      <loext:graphic-properties draw:fill-color="#aa55a1"/>
    </style:style>
    <style:style style:name="gr1" style:family="graphic">
      <style:graphic-properties draw:fill-color="#21409a" draw:textarea-horizontal-align="justify" draw:textarea-vertical-align="middle" draw:auto-grow-height="false" fo:min-height="0.813cm" fo:min-width="1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f413d" draw:textarea-horizontal-align="justify" draw:textarea-vertical-align="middle" draw:auto-grow-height="false" fo:min-height="2.051cm" fo:min-width="11.8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ccbe00" draw:textarea-horizontal-align="justify" draw:textarea-vertical-align="middle" draw:auto-grow-height="false" fo:min-height="1.302cm" fo:min-width="1.7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72bf44" draw:textarea-horizontal-align="justify" draw:textarea-vertical-align="middle" draw:auto-grow-height="false" fo:min-height="1.6cm" fo:min-width="1.9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59c5c7" draw:textarea-horizontal-align="justify" draw:textarea-vertical-align="middle" draw:auto-grow-height="false" fo:min-height="5.667cm" fo:min-width="5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edcc6" draw:textarea-horizontal-align="justify" draw:textarea-vertical-align="middle" draw:auto-grow-height="false" fo:min-height="0.938cm" fo:min-width="2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aa55a1" draw:textarea-horizontal-align="justify" draw:textarea-vertical-align="middle" draw:auto-grow-height="false" fo:min-height="1.566cm" fo:min-width="4.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619cm" fo:min-width="0.2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788cm" fo:min-width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543cm" fo:min-width="0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1.296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254cm" fo:min-width="1.8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737cm" fo:min-width="0.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CHART:-</text:p>
      <text:p text:style-name="P1"/>
      <text:p text:style-name="P1"><draw:custom-shape text:anchor-type="paragraph" draw:z-index="1" draw:name="Shape2" draw:style-name="gr2" draw:text-style-name="P4" svg:width="11.819cm" svg:height="2.052cm" svg:x="0.76cm" svg:y="2.875cm"><text:p><text:s text:c="2"/>INTIALIZE THE DRAINSWITCH,WATERTANK,DRAINVAlVE,</text:p><text:p><text:s text:c="30"/>MOTOR,LCD,ARDUINO</text:p><draw:enhanced-geometry svg:viewBox="0 0 21600 21600" draw:type="rectangle" draw:enhanced-path="M 0 0 L 21600 0 21600 21600 0 21600 0 0 Z N"/></draw:custom-shape><draw:custom-shape text:anchor-type="paragraph" draw:z-index="2" draw:name="Shape3" draw:style-name="gr3" draw:text-style-name="P5" svg:width="3.483cm" svg:height="2.603cm" svg:x="4.775cm" svg:y="6.161cm"><text:p>drainswitch==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" draw:name="Shape4" draw:style-name="gr4" draw:text-style-name="P6" svg:width="3.837cm" svg:height="3.199cm" svg:x="4.618cm" svg:y="10.636cm"><text:p>Watertank==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5" draw:style-name="gr5" draw:text-style-name="P8" svg:width="5.668cm" svg:height="5.668cm" svg:x="3.671cm" svg:y="16.039cm"><text:p text:style-name="P7">Drainvalve=low</text:p><text:p text:style-name="P7">LCD(“set washing timer”)</text:p><text:p text:style-name="P7">LCD(“Washing”)</text:p><text:p text:style-name="P7">Motor on</text:p><text:p text:style-name="P7">Delay(Timer);</text:p><text:p text:style-name="P7">Motor off</text:p><text:p text:style-name="P7">Drain valve=high</text:p><text:p text:style-name="P7">LCD(“Drain valve opened”)</text:p><text:p text:style-name="P7">Drainvalve closed</text:p><text:p text:style-name="P7">LCD(Washing completed”)</text:p><draw:enhanced-geometry svg:viewBox="0 0 21600 21600" draw:type="rectangle" draw:enhanced-path="M 0 0 L 21600 0 21600 21600 0 21600 0 0 Z N"/></draw:custom-shape><draw:custom-shape text:anchor-type="paragraph" draw:z-index="5" draw:name="Shape6" draw:style-name="gr6" draw:text-style-name="P9" svg:width="3.132cm" svg:height="1.324cm" svg:x="4.949cm" svg:y="23.536cm"><text:p><text:s text:c="5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7" draw:text-style-name="P10" svg:width="4.74cm" svg:height="1.567cm" svg:x="10.749cm" svg:y="6.447cm"><text:p><text:s text:c="10"/>Motor off</text:p><text:p><text:s text:c="6"/>drainvalve-off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3" svg:width="2.714cm" svg:height="1.149cm" svg:x="5.082cm" svg:y="0.686cm"><text:p text:style-name="P2"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draw:text-style-name="P2" svg:width="0.576cm" svg:height="0.708cm" svg:x="6.163cm" svg:y="2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9" draw:style-name="gr9" draw:text-style-name="P2" svg:width="0.571cm" svg:height="0.9cm" svg:x="6.228cm" svg:y="5.1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10" draw:style-name="gr10" svg:width="0.595cm" svg:height="1.765cm" svg:x="6.295cm" svg:y="8.8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2" draw:style-name="gr11" draw:text-style-name="P2" svg:width="0.664cm" svg:height="1.481cm" svg:x="6.075cm" svg:y="21.8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3" draw:style-name="gr12" svg:width="2.139cm" svg:height="0.509cm" svg:x="8.412cm" svg:y="7.1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11" draw:style-name="gr13" svg:width="0.618cm" svg:height="1.985cm" svg:x="6.249cm" svg:y="13.8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9T11:51:32.271682666</meta:creation-date>
    <dc:date>2023-02-19T12:51:36.917008195</dc:date>
    <meta:editing-duration>PT9M4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0.7.3$Linux_X86_64 LibreOffice_project/00m0$Build-3</meta:generator>
  </office:meta>
</office:document-meta>
</file>